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06816fa" officeooo:paragraph-rsid="006816fa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rsid="000f3217" officeooo:paragraph-rsid="000f3217" style:font-size-asian="13pt" style:font-name-complex="Sanskrit 2003" style:font-size-complex="13pt"/>
    </style:style>
    <style:style style:name="P3" style:family="paragraph" style:parent-style-name="Text_20_body">
      <style:paragraph-properties fo:text-align="center" style:justify-single-word="false"/>
      <style:text-properties style:font-name="Sanskrit 2003" officeooo:paragraph-rsid="000f3217" style:font-name-complex="Sanskrit 2003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0a701" style:font-size-asian="13pt" style:font-size-complex="13pt"/>
    </style:style>
    <style:style style:name="T3" style:family="text">
      <style:text-properties fo:font-size="13pt" officeooo:rsid="0020b820" style:font-size-asian="13pt" style:font-size-complex="13pt"/>
    </style:style>
    <style:style style:name="T4" style:family="text">
      <style:text-properties fo:font-size="13pt" officeooo:rsid="001b0209" style:font-size-asian="13pt" style:font-size-complex="13pt"/>
    </style:style>
    <style:style style:name="T5" style:family="text">
      <style:text-properties fo:font-size="13pt" officeooo:rsid="006816fa" style:font-size-asian="13pt" style:font-size-complex="13pt"/>
    </style:style>
    <style:style style:name="T6" style:family="text">
      <style:text-properties fo:font-size="13pt" officeooo:rsid="001b6cd6" style:font-size-asian="13pt" style:font-size-complex="13pt"/>
    </style:style>
    <style:style style:name="T7" style:family="text">
      <style:text-properties fo:font-size="13pt" fo:background-color="transparent" loext:char-shading-value="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प्रथमोऽध्यायः</text:p>
      <text:p text:style-name="P3"><text:span text:style-name="T1">द्वे विद्ये भगवान्विष्णुः परा चैवापरा </text:span><text:span text:style-name="T2">द्विज</text:span><text:span text:style-name="T1"> ।<text:line-break/>ऋग्यजुःसामाथर्वाख्या वेदा </text:span><text:span text:style-name="T3">अ</text:span><text:span text:style-name="T1">ङ्गानि च षड</text:span><text:span text:style-name="T3">‌्‌</text:span><text:span text:style-name="T1">द्विज</text:span><text:span text:style-name="T1"><text:note text:id="ftn1" text:note-class="footnote"><text:note-citation>1</text:note-citation><text:note-body><text:p text:style-name="P1">यद्‌ द्विज</text:p></text:note-body></text:note></text:span><text:span text:style-name="T1"> <text:s/>॥</text:span><text:span text:style-name="T4">१५॥</text:span><text:span text:style-name="T7"><text:line-break/></text:span><text:span text:style-name="T1">शिक्षा कल्पो व्याकरणं निरुक्तं ज्योतिषा</text:span><text:span text:style-name="T3">ं ग</text:span><text:span text:style-name="T1">तिः । <text:s/><text:line-break/>छन्दोऽभिधानं मीमांसा ध</text:span><text:span text:style-name="T5">र्म</text:span><text:span text:style-name="T1">शास्त्रं पुराणकम् ॥ </text:span><text:span text:style-name="T6">१६॥</text:span><text:span text:style-name="T1"><text:line-break/>न्याय</text:span><text:span text:style-name="T3">ो </text:span><text:span text:style-name="T1">वैद्यकगान्धर्वं धनुर्वेदोऽर्थशास्त्रकम् । <text:s/><text:line-break/>अपरेयं परा विद्या यया ब्रह्मा</text:span><text:span text:style-name="T3">व</text:span><text:span text:style-name="T1">गम्यते <text:s/>॥ </text:span><text:span text:style-name="T6">१७॥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40:18.126947545</meta:creation-date>
    <meta:generator>LibreOffice/5.1.6.2$Linux_X86_64 LibreOffice_project/10m0$Build-2</meta:generator>
    <dc:date>2017-03-20T12:23:17.158173769</dc:date>
    <meta:editing-duration>PT10M16S</meta:editing-duration>
    <meta:editing-cycles>2</meta:editing-cycles>
    <meta:document-statistic meta:table-count="0" meta:image-count="0" meta:object-count="0" meta:page-count="1" meta:paragraph-count="3" meta:word-count="40" meta:character-count="172" meta:non-whitespace-character-count="128"/>
  </office:meta>
</office:document-meta>
</file>